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L SIMBOLISMO</text:p>
      <text:p text:style-name="P12"/>
      <text:p text:style-name="P1"/>
      <text:p text:style-name="P4">Viene usato il simbolismo per rievocare il vecchio ideale di poetica e del poeta.</text:p>
      <text:p text:style-name="P2"/>
      <text:p text:style-name="P2"/>
      <text:p text:style-name="P5">Il Simbolismo è una corrente letteraria del <text:span text:style-name="T1">decadentismo.</text:span></text:p>
      <text:p text:style-name="P4">C'è un grande uso della Sinestesia: <text:span text:style-name="T2">parole calde, silezio verde. <text:s text:c="2"/></text:span></text:p>
      <text:p text:style-name="P5"><text:s text:c="6"/></text:p>
      <text:p text:style-name="P5">Elementi fondamentali: <text:span text:style-name="T6">indeterminatezza, soggettività.</text:span></text:p>
      <text:p text:style-name="P4"/>
      <text:p text:style-name="P11"/>
      <text:p text:style-name="P11">Differenza tra allegoria e simbolo:</text:p>
      <text:p text:style-name="P11"/>
      <text:p text:style-name="P5"><text:span text:style-name="T1">Un simbolo</text:span> è un qualcosa che quando si vede si capisce <text:span text:style-name="T1">immediatamente</text:span> cosa significa</text:p>
      <text:p text:style-name="P5"><text:span text:style-name="T1">l'allegoria</text:span> è una serie di immagini che producono uno sviluppo narrativo, che fanno mettere in atto un processo razionale.</text:p>
      <text:p text:style-name="P5"><text:span text:style-name="T1">Il tipo di linguaggio è differente:</text:span> l'allegoria ha sempre un linguaggio semplice e chiaro.</text:p>
      <text:p text:style-name="P5">Il linguaggio simbolico non è sempre chiaro.</text:p>
      <text:p text:style-name="P5"/>
      <text:p text:style-name="P10">Una poesia allegorica <text:span text:style-name="T1">è più facile </text:span>di una simbolista.</text:p>
      <text:p text:style-name="P17"/>
      <text:p text:style-name="P3"/>
      <text:p text:style-name="P3"/>
      <text:p text:style-name="P3">BODLER</text:p>
      <text:p text:style-name="P3"/>
      <text:p text:style-name="P3"/>
      <text:p text:style-name="P2"/>
      <text:p text:style-name="P13"/>
      <text:p text:style-name="P13">Bodler pubblica nel 1857 <text:span text:style-name="T1">i fiori del male (titolo ossimoro: </text:span><text:span text:style-name="T2">la natura ora è dove si è instaurato il male</text:span><text:span text:style-name="T1">)</text:span><text:span text:style-name="T2">, che fu la prima opera simbolista.</text:span></text:p>
      <text:p text:style-name="P14"/>
      <text:p text:style-name="P6">Con il cambiamento dei tempi, l'arte ha perso quella sua <text:span text:style-name="T1">aura </text:span><text:span text:style-name="T2">di sacralità.</text:span></text:p>
      <text:p text:style-name="P5"><text:span text:style-name="T1">L'artista perde la propria libertà, la propria </text:span><text:span text:style-name="T5">aureola</text:span><text:span text:style-name="T1">:</text:span> gli autori devono scrivere ciò che vendeva di più.</text:p>
      <text:p text:style-name="P5">Gli artisti perdono la sacralità dell'arte.</text:p>
      <text:p text:style-name="P5">L'arte esprimeva ideali alti: amore, sentimenti, attaccamento alla patria etc.</text:p>
      <text:p text:style-name="P5"><text:span text:style-name="T4">Ora l'arte esprime ideali che condivide il popolo</text:span>: come l'attaccamento al denaro</text:p>
      <text:p text:style-name="P5">Questo cambiamento avvenne grazie all' <text:span text:style-name="T1">industrializzazione.</text:span></text:p>
      <text:p text:style-name="P5">Bogler spiega tutto ciò con la metafora della perdita dell'<text:span text:style-name="T1">aura.</text:span></text:p>
      <text:p text:style-name="P5"/>
      <text:p text:style-name="P5">C'è anche il tentativo di <text:span text:style-name="T1">riacquisire i principi del passato.</text:span></text:p>
      <text:p text:style-name="P5">Mantenendo un tono alto nei loro testi, usa il Simbolismo per questo scopo.</text:p>
      <text:p text:style-name="P5">Tale corrente di pensiero si esprime attraverso il Simbolismo.</text:p>
      <text:p text:style-name="P5"/>
      <text:p text:style-name="P5"/>
      <text:p text:style-name="P7">Bodler si esprime sia attraverso la poesia allegorica che con quella simbolista</text:p>
      <text:p text:style-name="P5"/>
      <text:p text:style-name="P4"/>
      <text:p text:style-name="P4"/>
      <text:p text:style-name="P4"/>
      <text:p text:style-name="P4"/>
      <text:p text:style-name="P4"><text:soft-page-break/></text:p>
      <text:p text:style-name="P16"/>
      <text:p text:style-name="P4"/>
      <text:p text:style-name="P4">SPIEGARE COS'è IL SIMBOLISMO ATTRAVERSO QUESTA POESIA</text:p>
      <text:p text:style-name="P3"/>
      <text:p text:style-name="P3"/>
      <text:p text:style-name="P3"/>
      <text:p text:style-name="P3">CORRISPONDENZE (pg. 209)</text:p>
      <text:p text:style-name="P3"/>
      <text:p text:style-name="P4"/>
      <text:p text:style-name="P5">Questo <text:span text:style-name="T1">sonetto</text:span> di Bodler è considerata come<text:span text:style-name="T1"> </text:span><text:span text:style-name="T5">manifesto del Simbolismo.</text:span></text:p>
      <text:p text:style-name="P4">Le corrispondenze sono i legami tra tutti gli elementi della natura.</text:p>
      <text:p text:style-name="P4">La natura è tutto ciò che ci circonda.</text:p>
      <text:p text:style-name="P4">Tutto in natura è collegato e tutto ha un significato.</text:p>
      <text:p text:style-name="P4"/>
      <text:p text:style-name="P4"/>
      <text:p text:style-name="P5">Inizia immaginando la natura come un tempio (perchè sacra) dove le colonne sono alberi vivi.</text:p>
      <text:p text:style-name="P5">Parole confuse: <text:span text:style-name="T3">la natura cerca un canale di comunicazione con l'uomo.</text:span></text:p>
      <text:p text:style-name="P5">Si immagina l'uomo che cammina attraverso la foresta di simboli.<text:span text:style-name="T4"> I simboli </text:span><text:span text:style-name="T5">corrispondono</text:span><text:span text:style-name="T4"> agli elementi della natura che si richiamano tra loro</text:span> e parlano all'uomo.</text:p>
      <text:p text:style-name="P5">Il significato è che in natura tutti gli elementi all'occhio dell'uomo sono dei simboli.</text:p>
      <text:p text:style-name="P5"/>
      <text:p text:style-name="P5">Attraverso le parole i poeti cercano di comunicare a chi legge quello che secondo loro è il significato vero della realtà che ci circonda. Questi poeti prediligono figure retoriche irrazionali come la <text:span text:style-name="T1">sinestesia</text:span>.</text:p>
      <text:p text:style-name="P5"/>
      <text:p text:style-name="P5">Le parole poetiche (irrazionali) sono una chiave che si può utilizzare per rendere evidenti questi legami.</text:p>
      <text:p text:style-name="P5"/>
      <text:p text:style-name="P5"/>
      <text:p text:style-name="P26"/>
      <text:p text:style-name="P5"/>
      <text:p text:style-name="P5"/>
      <text:p text:style-name="P9">L'albatro (pg. 210) </text:p>
      <text:p text:style-name="P8"/>
      <text:p text:style-name="P11">Poesia allegorica</text:p>
      <text:p text:style-name="P8"/>
      <text:p text:style-name="P8">Contenuto:</text:p>
      <text:p text:style-name="P10">Un maestoso uccello marino che vola altezzoso nel cielo e accompagna le navi in mare.</text:p>
      <text:p text:style-name="P10">Spesso però cade nelle navi e rimane in balia dei marinai, essi si prendono gioco di lui.</text:p>
      <text:p text:style-name="P10"><text:span text:style-name="T4">Dall'essere il Re dei cieli</text:span> e simbolo della bellezza, <text:span text:style-name="T4">diventa infine uno zimbello.</text:span></text:p>
      <text:p text:style-name="P10"/>
      <text:p text:style-name="P11">Morale:</text:p>
      <text:p text:style-name="P10"><text:span text:style-name="T1">L'albatro rappresenta la figura del poeta,</text:span> quando è alto in cielo raffigura il poeta nella condizione ideale, mentre nella condizione umiliante viene raffigurata la nuova condizione del poeta.</text:p>
      <text:p text:style-name="P10"><text:s/></text:p>
      <text:p text:style-name="P18"/>
      <text:p text:style-name="P10"/>
      <text:p text:style-name="P10"/>
      <text:p text:style-name="P11"><text:soft-page-break/></text:p>
      <text:p text:style-name="P11"/>
      <text:p text:style-name="P10"><text:span text:style-name="T1">I poeti "maledetti"</text:span>: per protestare contro la perdita della sacralità dell'arte, conducono delle vite estremamente sregolate. </text:p>
      <text:p text:style-name="P10">Criticano i valori borghesi.</text:p>
      <text:p text:style-name="P10">Vivono in povertà e si danno anche ad attività illegali per sopravvivere.</text:p>
      <text:p text:style-name="P10"/>
      <text:p text:style-name="P10"><text:span text:style-name="T1">V</text:span><text:span text:style-name="T1">erlen</text:span> fu il primo a pubblicare una raccolta delle loro poesie e fu lui a dare l'aggettivo "maledetti" <text:s/></text:p>
      <text:p text:style-name="P10"/>
      <text:p text:style-name="P10">Ebbe una relazione sentimentale molto passionale.</text:p>
      <text:p text:style-name="P18"/>
      <text:p text:style-name="P10"/>
      <text:p text:style-name="P10"/>
      <text:p text:style-name="P15">Arte poetica <text:span text:style-name="T2">(pg.219)</text:span></text:p>
      <text:p text:style-name="P9"/>
      <text:p text:style-name="P9"/>
      <text:p text:style-name="P8"><text:span text:style-name="T2">I </text:span>fonosimbolismi<text:span text:style-name="T2"> sono frequentissimi.</text:span></text:p>
      <text:p text:style-name="P8"><text:span text:style-name="T2">La poesia deve essere </text:span>evocativa<text:span text:style-name="T2">, non esprimere in modo razionale un concetto.</text:span></text:p>
      <text:p text:style-name="P22"/>
      <text:p text:style-name="P9"/>
      <text:p text:style-name="P8">Si può dividere in sezioni</text:p>
      <text:p text:style-name="P8"/>
      <text:p text:style-name="P8">Prime quattro strofe:<text:span text:style-name="T2"> quello che dovrebbe essere la poesia</text:span></text:p>
      <text:p text:style-name="P22"/>
      <text:p text:style-name="P8">Quinta, sesta e settima:<text:span text:style-name="T2"> quello che non deve essere</text:span></text:p>
      <text:p text:style-name="P22"/>
      <text:p text:style-name="P8">Ultime due strofe:<text:span text:style-name="T2"> conclusione</text:span></text:p>
      <text:p text:style-name="P22"/>
      <text:p text:style-name="P22"/>
      <text:p text:style-name="P8">Come deve essere</text:p>
      <text:p text:style-name="P8"/>
      <text:p text:style-name="P8"><text:span text:style-name="T2">Deve essere </text:span>come la musica,<text:span text:style-name="T2"> perchè è la manifestazione artistica che è meno definibile.</text:span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2M30S</meta:editing-duration>
    <meta:editing-cycles>26</meta:editing-cycles>
    <meta:generator>OpenOffice/4.1.3$Win32 OpenOffice.org_project/413m1$Build-9783</meta:generator>
    <dc:date>2017-12-06T19:35:33.40</dc:date>
    <meta:document-statistic meta:table-count="0" meta:image-count="0" meta:object-count="0" meta:page-count="3" meta:paragraph-count="60" meta:word-count="613" meta:character-count="3956"/>
    <dc:creator>Cristian Borelli</dc:creator>
    <meta:user-defined meta:name="Info 1"/>
    <meta:user-defined meta:name="Info 2"/>
    <meta:user-defined meta:name="Info 3"/>
    <meta:user-defined meta:name="Info 4"/>
  </office:meta>
</office:document-meta>
</file>